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4" svg:font-family="Tahoma"/>
    <style:font-face style:name="F" svg:font-family="" style:font-family-generic="roman"/>
    <style:font-face style:name="DejaVu Sans" svg:font-family="'DejaVu Sans'" style:font-family-generic="swiss"/>
    <style:font-face style:name="Tahoma3" svg:font-family="Tahom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text-properties style:font-name="F" fo:font-size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0"><text:span text:style-name="T6">do text</text:span></text:p><text:p text:style-name="P10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Procès-verbal de clôture d'enquête</text:p>
      <text:p text:style-name="Standard"/>
      <text:p text:style-name="P3"><text:span text:style-name="T3"><office:annotation><dc:creator>Gauthier Bastien</dc:creator><dc:date>2011-01-13T14:56:41</dc:date><text:p text:style-name="P10"><text:span text:style-name="T6">do text</text:span></text:p><text:p text:style-name="P10"><text:span text:style-name="T6">from document(at=reference, format='odt')</text:span></text:p></office:annotation></text:span>Import depuis reference.odt</text:p>
      <text:p text:style-name="Standard"/>
      <text:p text:style-name="P4">Le <text:text-input text:description="Date de la séance de réclamations">tool.formatDate(urbanEventObj.getClaimsDate())</text:text-input> à seize heures.</text:p>
      <text:p text:style-name="P4"/>
      <text:p text:style-name="P4">Nous, Bourgmestre et Echevins de la Commune <text:text-input text:description="Nom de la commune prefixé">tool.getCityName(prefixed=True)</text:text-input>, avons été chargés de procéder à la clôture d'enquête concernant :</text:p>
      <text:p text:style-name="Standard"/>
      <text:p text:style-name="P6"><office:annotation><dc:creator>Gauthier Bastien</dc:creator><dc:date>2011-02-16T16:12:24</dc:date><text:p text:style-name="P10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  <text:p text:style-name="P4">Ayant les caractéristiques suivantes :</text:p>
      <text:p text:style-name="P4"><office:annotation><dc:date>2009-07-29T00:00:00</dc:date><text:p>do text</text:p><text:p>from xhtml(self.Description())</text:p></office:annotation>Description</text:p>
      <text:p text:style-name="P4"/>
      <text:p text:style-name="P4">Nous nous sommes trouvés à l'Hôtel de Ville, aux lieu et heure indiqués par les publications préalables.</text:p>
      <text:p text:style-name="P4"/>
      <text:p text:style-name="P4">Après nous être assurés que cette enquête a été rendue publique et affichée de la manière prescrite <text:bookmark-start text:name="DDE_LINK"/>du <text:text-input text:description="Date du">tool.formatDate(self.getInvestigationStart())</text:text-input> au <text:text-input text:description="Date au">tool.formatDate(self.getInvestigationEnd())</text:text-input>.<text:bookmark-end text:name="DDE_LINK"/></text:p>
      <text:p text:style-name="P4"/>
      <text:p text:style-name="P4">Nous avons déclaré la séance ouverte afin d'entendre en leurs réclamations les personnes intéressées.</text:p>
      <text:p text:style-name="P4"/>
      <text:p text:style-name="P4">Au cours de cette séance, voici ce qui a été relevé :</text:p>
      <text:p text:style-name="P4"><office:annotation><dc:creator>Gauthier Bastien</dc:creator><dc:date>2011-03-17T12:22:09</dc:date><text:p text:style-name="P8"><text:span text:style-name="T5">do text</text:span></text:p><text:p text:style-name="P9"><text:span text:style-name="T5">from xhtml(urbanEventObj.getClaimsText())</text:span></text:p></office:annotation>Texte des réclamations</text:p>
      <text:p text:style-name="P4"/>
      <text:p text:style-name="P4">Après avoir attendu jusqu'à l'heure fixée pour la clôture, nous avons rédigé le présent procès-verbal les jour, mois et an que dessus pour servir et valoir comme il appartiendra.</text:p>
      <text:p text:style-name="P4"/>
      <text:p text:style-name="P1"><office:annotation><dc:creator>Gauthier Bastien</dc:creator><dc:date>2011-01-13T14:56:41</dc:date><text:p text:style-name="P10"><text:span text:style-name="T6">do text</text:span></text:p><text:p text:style-name="P10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4" svg:font-family="Tahoma"/>
    <style:font-face style:name="F" svg:font-family="" style:font-family-generic="roman"/>
    <style:font-face style:name="DejaVu Sans" svg:font-family="'DejaVu Sans'" style:font-family-generic="swiss"/>
    <style:font-face style:name="Tahoma3" svg:font-family="Tahom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2:30:52</dc:date>
    <dc:language>fr-FR</dc:language>
    <meta:editing-cycles>60</meta:editing-cycles>
    <meta:editing-duration>PT32H16M53S</meta:editing-duration>
    <dc:creator>Gauthier Bastien</dc:creator>
    <meta:document-statistic meta:table-count="0" meta:image-count="0" meta:object-count="0" meta:page-count="1" meta:paragraph-count="20" meta:word-count="154" meta:character-count="1217"/>
    <meta:user-defined meta:name="Info 1"/>
    <meta:user-defined meta:name="Info 2"/>
    <meta:user-defined meta:name="Info 3"/>
    <meta:user-defined meta:name="Info 4"/>
  </office:meta>
</office:document-meta>
</file>